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18600" calcext:value-type="float">
            <text:p>186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 table:number-columns-repeated="3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40000" calcext:value-type="float">
            <text:p>40000</text:p>
          </table:table-cell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22281.3623188406" calcext:value-type="float">
            <text:p>22281.3623188406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05950" calcext:value-type="float">
            <text:p>205950</text:p>
          </table:table-cell>
          <table:table-cell/>
          <table:table-cell table:formula="of:=SUM([.L4:.L31])" office:value-type="float" office:value="175000" calcext:value-type="float">
            <text:p>1750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table:number-columns-repeated="4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4"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4" office:value-type="float" office:value="0" calcext:value-type="float">
            <text:p>0</text:p>
          </table:table-cell>
          <table:table-cell table:formula="of:=[.F34]/24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27:58.991748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7T12:28:47.790424707</dc:date>
    <meta:editing-duration>P12DT6H49M44S</meta:editing-duration>
    <meta:editing-cycles>3590</meta:editing-cycles>
    <meta:generator>LibreOffice/4.2.8.2$Linux_X86_64 LibreOffice_project/420m0$Build-2</meta:generator>
    <meta:document-statistic meta:table-count="22" meta:cell-count="10409" meta:object-count="0"/>
  </office:meta>
</office:document-meta>
</file>